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bold" fo:font-family="'Courier New'" style:font-family-asian="'Courier New'" style:font-family-complex="'Courier New'" fo:background-color="transparent" style:use-window-font-color="true"/>
    </style:style>
    <style:style style:name="T6" style:family="text">
      <style:text-properties fo:font-size="14.00pt" fo:font-weight="normal" fo:font-family="'Courier New'" style:font-family-asian="'Courier New'" style:font-family-complex="'Courier New'"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6.00pt" fo:font-weight="bold" fo:font-family="'Courier New'" style:font-family-asian="'Courier New'" style:font-family-complex="'Courier New'" fo:background-color="transparent" style:use-window-font-color="true"/>
    </style:style>
    <style:style style:name="T9" style:family="text">
      <style:text-properties fo:font-size="14.00pt" fo:font-weight="normal" fo:font-family="'Courier New'" style:font-family-asian="'Courier New'" style:font-family-complex="'Courier New'"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bold" fo:font-family="'Courier New'" style:font-family-asian="'Courier New'" style:font-family-complex="'Courier New'" fo:background-color="transparent" style:use-window-font-color="true"/>
    </style:style>
    <style:style style:name="T12" style:family="text">
      <style:text-properties fo:font-size="14.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Finding ideal locations for a new coffee shop in New York</text:span></text:p>
      <text:p text:style-name="P1"><text:span text:style-name="T2"/></text:p>
      <text:p text:style-name="P1"><text:span text:style-name="T3">The process of finding a good location will involve 4 stages:</text:span></text:p>
      <text:p text:style-name="P1"><text:span text:style-name="T3">1.<text:tab/> Problem Statement</text:span></text:p>
      <text:p text:style-name="P1"><text:span text:style-name="T3">2.<text:tab/> Data Collection</text:span></text:p>
      <text:p text:style-name="P1"><text:span text:style-name="T3">3.<text:tab/> Methodology</text:span></text:p>
      <text:p text:style-name="P1"><text:span text:style-name="T3">4.<text:tab/> Interpreting the results</text:span></text:p>
      <text:p text:style-name="P1"><text:span text:style-name="T4"/></text:p>
      <text:p text:style-name="P1"><text:span text:style-name="T5">Problem Statement:</text:span></text:p>
      <text:p text:style-name="P1"><text:span text:style-name="T6">We are looking to open a new coffee shop in NY. We ideally want to open a business with less coffee shops to minimize oversaturation, and competition. At the same time we also want these coffee shops to be located close to other venues in hospitality like restaurants.</text:span></text:p>
      <text:p text:style-name="P1"><text:span text:style-name="T7"/></text:p>
      <text:p text:style-name="P1"><text:span text:style-name="T8">Data Collection:</text:span></text:p>
      <text:p text:style-name="P1"><text:span text:style-name="T9">We will be collecting location data about New York and it's neighbourhood. This data is stored in a JSON format which we will have to convert to dataframe.</text:span></text:p>
      <text:p text:style-name="P1"><text:span text:style-name="T9">Using the location data we will get the location and number of restaurants, and coffee shops in different neighbourhoods. We will assign this new data to a new dataframe which we will merge with our first one.</text:span></text:p>
      <text:p text:style-name="P1"><text:span text:style-name="T10"/></text:p>
      <text:p text:style-name="P1"><text:span text:style-name="T11">Methodology:</text:span></text:p>
      <text:p text:style-name="P1"><text:span text:style-name="T12">Data for locational data will be downloaded from NYU site, which we will use to get the venues from different boroughs/districts using the FourSquare API. Clustering the neighbourhoods using K-means we will be looking for clusters which match our criteria.</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